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sioningPanel.deployByEmai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ProvisioningPanel.setNewEntityMode( boolean newEnit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getMobileCarrierCombo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visioningPanel.getMidlet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visioningPanel.getMob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getEmail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visioningPanel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Provisioning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visioning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getDeployButt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rovisioningPanel.getTokenPin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visioningPanel.setStatusListener( Statu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getTokenP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getEmailRadio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visioningPanel.isUpToDa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visioningPanel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ProvisioningPanel.isNotifyByUpToDate(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visioningPanel.actionPerformed( java . awt . event . ActionEvent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rovisioning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getMobileCarr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alterModifier( HauskeysUserModifier mod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visioningPanel.setFields( HauskeysUser hauskeysUs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rovisioningPanel.getMobil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visioningPanel.getNotifyB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visioningPanel.deployBySm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ProvisioningPanel.getSmsRadio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visioningPanel.isCarrierUpToDate( String carri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visioningPanel.setAdminFrame( AdminFrame admin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check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visioningPanel.getMid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sioningPanel.getJPanel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